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2.469cm"/>
    </style:style>
    <style:style style:name="co25" style:family="table-column">
      <style:table-column-properties fo:break-before="auto" style:column-width="3.773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411cm"/>
    </style:style>
    <style:style style:name="co29" style:family="table-column">
      <style:table-column-properties fo:break-before="auto" style:column-width="7.38cm"/>
    </style:style>
    <style:style style:name="co30" style:family="table-column">
      <style:table-column-properties fo:break-before="auto" style:column-width="7.908cm"/>
    </style:style>
    <style:style style:name="co31" style:family="table-column">
      <style:table-column-properties fo:break-before="auto" style:column-width="2.413cm"/>
    </style:style>
    <style:style style:name="co32" style:family="table-column">
      <style:table-column-properties fo:break-before="auto" style:column-width="14.457cm"/>
    </style:style>
    <style:style style:name="co33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2.658cm" fo:break-before="auto" style:use-optimal-row-height="true"/>
    </style:style>
    <style:style style:name="ro36" style:family="table-row">
      <style:table-row-properties style:row-height="2.448cm" fo:break-before="auto" style:use-optimal-row-height="true"/>
    </style:style>
    <style:style style:name="ro37" style:family="table-row">
      <style:table-row-properties style:row-height="2.895cm" fo:break-before="auto" style:use-optimal-row-height="true"/>
    </style:style>
    <style:style style:name="ro38" style:family="table-row">
      <style:table-row-properties style:row-height="1.473cm" fo:break-before="auto" style:use-optimal-row-height="true"/>
    </style:style>
    <style:style style:name="ro39" style:family="table-row">
      <style:table-row-properties style:row-height="3.475cm" fo:break-before="auto" style:use-optimal-row-height="true"/>
    </style:style>
    <style:style style:name="ro40" style:family="table-row">
      <style:table-row-properties style:row-height="1.42cm" fo:break-before="auto" style:use-optimal-row-height="true"/>
    </style:style>
    <style:style style:name="ro41" style:family="table-row">
      <style:table-row-properties style:row-height="0.736cm" fo:break-before="auto" style:use-optimal-row-height="true"/>
    </style:style>
    <style:style style:name="ro42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4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55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56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8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7">
            <text:p>0406 <text:s/>1046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7">
            <text:p>0406 <text:s/>104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4-06T10:46:48.88">
            <text:p>0406 <text:s/>1046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4-06T10:46:48.88">
            <text:p>0406 <text:s/>104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6T10:46:48.88">
            <text:p>0406 <text:s/>104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99">
            <text:p>0406 <text:s/>1046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99">
            <text:p>0406 <text:s/>1046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99">
            <text:p>0406 <text:s/>1046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8.99">
            <text:p>0406 <text:s/>1046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">
            <text:p>0406 <text:s/>1046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">
            <text:p>0406 <text:s/>1046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01">
            <text:p>0406 <text:s/>104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02">
            <text:p>0406 <text:s/>1046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04">
            <text:p>0406 <text:s/>1046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07">
            <text:p>0406 <text:s/>104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08">
            <text:p>0406 <text:s/>1046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09">
            <text:p>0406 <text:s/>1046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">
            <text:p>0406 <text:s/>1046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1">
            <text:p>0406 <text:s/>1046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1">
            <text:p>0406 <text:s/>104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3">
            <text:p>0406 <text:s/>104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4">
            <text:p>0406 <text:s/>104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5">
            <text:p>0406 <text:s/>104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5">
            <text:p>0406 <text:s/>104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6">
            <text:p>0406 <text:s/>104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6">
            <text:p>0406 <text:s/>104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6">
            <text:p>0406 <text:s/>104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6">
            <text:p>0406 <text:s/>104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6">
            <text:p>0406 <text:s/>104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6">
            <text:p>0406 <text:s/>104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16">
            <text:p>0406 <text:s/>104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6T10:46:49.16">
            <text:p>0406 <text:s/>1046</text:p>
          </table:table-cell>
          <table:table-cell table:style-name="ce4" table:formula="of:=NOW()" office:value-type="date" office:date-value="2021-04-06T10:46:49.16">
            <text:p>0406 <text:s/>104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6T10:46:49.16">
            <text:p>0406 <text:s/>104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6T10:46:49.26">
            <text:p>2021/4/6 10:46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6T10:46:49.26">
            <text:p>2021/4/6 10:46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4-06T10:46:49.27">
            <text:p>2021/4/6 10:4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4-06">
            <text:p>4月6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6T10:46:49.27">
            <text:p>0406 <text:s/>1046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6T10:46:49.27">
            <text:p>0406 <text:s/>1046</text:p>
          </table:table-cell>
          <table:table-cell table:style-name="ce20" table:formula="of:=NOW()" office:value-type="date" office:date-value="2021-04-06T10:46:49.27">
            <text:p>0406 <text:s/>104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49.44">
            <text:p>0406 <text:s/>1046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5">
            <text:p>0406 <text:s/>1046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6">
            <text:p>0406 <text:s/>104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6">
            <text:p>0406 <text:s/>104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6">
            <text:p>0406 <text:s/>104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49.46">
            <text:p>0406 <text:s/>104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49.46">
            <text:p>0406 <text:s/>1046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6">
            <text:p>0406 <text:s/>1046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6">
            <text:p>0406 <text:s/>1046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7">
            <text:p>0406 <text:s/>1046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7">
            <text:p>0406 <text:s/>1046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7">
            <text:p>0406 <text:s/>1046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7">
            <text:p>0406 <text:s/>104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7">
            <text:p>0406 <text:s/>104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7">
            <text:p>0406 <text:s/>1046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7">
            <text:p>0406 <text:s/>104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7">
            <text:p>0406 <text:s/>104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7">
            <text:p>0406 <text:s/>104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8">
            <text:p>0406 <text:s/>104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49.48">
            <text:p>0406 <text:s/>104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6T10:46:49.48">
            <text:p>0406 <text:s/>1046</text:p>
          </table:table-cell>
          <table:table-cell table:style-name="ce4" table:formula="of:=NOW()" office:value-type="date" office:date-value="2021-04-06T10:46:49.48">
            <text:p>0406 <text:s/>104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6T10:46:49.48">
            <text:p>0406 <text:s/>104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</text:span><text:span text:style-name="T1">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59">
            <text:p>0406 <text:s/>104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</text:span><text:span text:style-name="T1">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59">
            <text:p>0406 <text:s/>104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</text:span><text:span text:style-name="T1">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59">
            <text:p>0406 <text:s/>1046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">
            <text:p>0406 <text:s/>104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">
            <text:p>0406 <text:s/>104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1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1">
            <text:p>0406 <text:s/>1046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1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1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1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1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1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2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2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2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2">
            <text:p>0406 <text:s/>104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2">
            <text:p>0406 <text:s/>104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2">
            <text:p>0406 <text:s/>104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2">
            <text:p>0406 <text:s/>104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2">
            <text:p>0406 <text:s/>104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6T10:46:49.62">
            <text:p>0406 <text:s/>104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6T10:46:49.62">
            <text:p>0406 <text:s/>1046</text:p>
          </table:table-cell>
          <table:table-cell table:style-name="ce4" table:formula="of:=NOW()" office:value-type="date" office:date-value="2021-04-06T10:46:49.62">
            <text:p>0406 <text:s/>1046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visibility="collapse" table:default-cell-style-name="ce14"/>
        <table:table-column table:style-name="co6" table:visibility="collapse" table:default-cell-style-name="ce14"/>
        <table:table-column table:style-name="co21" table:default-cell-style-name="ce14"/>
        <table:table-column table:style-name="co22" table:number-columns-repeated="23" table:default-cell-style-name="ce14"/>
        <table:table-column table:style-name="co6" table:default-cell-style-name="ce14"/>
        <table:table-column table:style-name="co2" table:number-columns-repeated="990" table:default-cell-style-name="ce14"/>
        <table:table-row table:style-name="ro1">
          <table:table-cell table:number-columns-repeated="9"/>
          <table:table-cell table:style-name="ce47" office:value-type="string">
            <text:p>sum</text:p>
          </table:table-cell>
          <table:table-cell table:style-name="ce50" table:formula="of:=COUNTIF([.K3:.K51];&quot;x&quot;)" office:value-type="float" office:value="0">
            <text:p>0</text:p>
          </table:table-cell>
          <table:table-cell table:style-name="ce50" table:formula="of:=COUNTIF([.L3:.L51];&quot;x&quot;)" office:value-type="float" office:value="0">
            <text:p>0</text:p>
          </table:table-cell>
          <table:table-cell table:style-name="ce50" table:formula="of:=COUNTIF([.M3:.M51];&quot;x&quot;)" office:value-type="float" office:value="0">
            <text:p>0</text:p>
          </table:table-cell>
          <table:table-cell table:style-name="ce50" table:formula="of:=COUNTIF([.N3:.N51];&quot;x&quot;)" office:value-type="float" office:value="3">
            <text:p>3</text:p>
          </table:table-cell>
          <table:table-cell table:style-name="ce50" table:formula="of:=COUNTIF([.O3:.O51];&quot;x&quot;)" office:value-type="float" office:value="3">
            <text:p>3</text:p>
          </table:table-cell>
          <table:table-cell table:style-name="ce50" table:formula="of:=COUNTIF([.P3:.P51];&quot;x&quot;)" office:value-type="float" office:value="4">
            <text:p>4</text:p>
          </table:table-cell>
          <table:table-cell table:style-name="ce50" table:formula="of:=COUNTIF([.Q3:.Q51];&quot;x&quot;)" office:value-type="float" office:value="4">
            <text:p>4</text:p>
          </table:table-cell>
          <table:table-cell table:style-name="ce50" table:formula="of:=COUNTIF([.R3:.R51];&quot;x&quot;)" office:value-type="float" office:value="4">
            <text:p>4</text:p>
          </table:table-cell>
          <table:table-cell table:style-name="ce50" table:formula="of:=COUNTIF([.S3:.S51];&quot;x&quot;)" office:value-type="float" office:value="4">
            <text:p>4</text:p>
          </table:table-cell>
          <table:table-cell table:style-name="ce50" table:formula="of:=COUNTIF([.T3:.T51];&quot;x&quot;)" office:value-type="float" office:value="4">
            <text:p>4</text:p>
          </table:table-cell>
          <table:table-cell table:style-name="ce50" table:formula="of:=COUNTIF([.U3:.U51];&quot;x&quot;)" office:value-type="float" office:value="4">
            <text:p>4</text:p>
          </table:table-cell>
          <table:table-cell table:style-name="ce50" table:formula="of:=COUNTIF([.V3:.V51];&quot;#x&quot;)" office:value-type="float" office:value="0">
            <text:p>0</text:p>
          </table:table-cell>
          <table:table-cell table:style-name="ce50" table:formula="of:=COUNTIF([.W3:.W51];&quot;#x&quot;)" office:value-type="float" office:value="0">
            <text:p>0</text:p>
          </table:table-cell>
          <table:table-cell table:style-name="ce50" table:formula="of:=COUNTIF([.X3:.X51];&quot;x&quot;)" office:value-type="float" office:value="4">
            <text:p>4</text:p>
          </table:table-cell>
          <table:table-cell table:style-name="ce50" table:formula="of:=COUNTIF([.Y3:.Y51];&quot;x&quot;)" office:value-type="float" office:value="4">
            <text:p>4</text:p>
          </table:table-cell>
          <table:table-cell table:style-name="ce50" table:formula="of:=COUNTIF([.Z3:.Z51];&quot;x&quot;)" office:value-type="float" office:value="4">
            <text:p>4</text:p>
          </table:table-cell>
          <table:table-cell table:style-name="ce50" table:formula="of:=COUNTIF([.AA3:.AA51];&quot;x&quot;)" office:value-type="float" office:value="4">
            <text:p>4</text:p>
          </table:table-cell>
          <table:table-cell table:style-name="ce50" table:formula="of:=COUNTIF([.AB3:.AB51];&quot;x&quot;)" office:value-type="float" office:value="4">
            <text:p>4</text:p>
          </table:table-cell>
          <table:table-cell table:style-name="ce50" table:formula="of:=COUNTIF([.AC3:.AC51];&quot;x&quot;)" office:value-type="float" office:value="4">
            <text:p>4</text:p>
          </table:table-cell>
          <table:table-cell table:style-name="ce50" table:formula="of:=COUNTIF([.AD3:.AD51];&quot;x&quot;)" office:value-type="float" office:value="4">
            <text:p>4</text:p>
          </table:table-cell>
          <table:table-cell table:style-name="ce50" table:formula="of:=COUNTIF([.AE3:.AE51];&quot;x&quot;)" office:value-type="float" office:value="4">
            <text:p>4</text:p>
          </table:table-cell>
          <table:table-cell table:style-name="ce50" table:formula="of:=COUNTIF([.AF3:.AF51];&quot;x&quot;)" office:value-type="float" office:value="2">
            <text:p>2</text:p>
          </table:table-cell>
          <table:table-cell table:style-name="ce50" table:formula="of:=COUNTIF([.AG3:.AG51];&quot;x&quot;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 table:formula="of:=NOW()" office:value-type="date" office:date-value="2021-04-06T10:46:49.73">
            <text:p>2021/4/6 10:46</text:p>
          </table:table-cell>
          <table:table-cell table:style-name="ce48" table:number-columns-repeated="4"/>
          <table:table-cell table:style-name="ce48" office:value-type="date" office:date-value="2021-04-06T10:08:33.89">
            <text:p>0406</text:p>
          </table:table-cell>
          <table:table-cell table:style-name="ce48" office:value-type="date" office:date-value="2021-04-05T16:16:55.55">
            <text:p>0405</text:p>
          </table:table-cell>
          <table:table-cell table:style-name="ce48" office:value-type="date" office:date-value="2021-04-04T11:08:29.720001">
            <text:p>0404</text:p>
          </table:table-cell>
          <table:table-cell table:style-name="ce48" office:value-type="date" office:date-value="2021-04-02T13:42:14.09">
            <text:p>0402</text:p>
          </table:table-cell>
          <table:table-cell table:style-name="ce48" office:value-type="date" office:date-value="2021-04-01T08:22:23.56">
            <text:p>0401</text:p>
          </table:table-cell>
          <table:table-cell table:style-name="ce48" office:value-type="date" office:date-value="2021-03-31T10:25:40.24">
            <text:p>0331</text:p>
          </table:table-cell>
          <table:table-cell table:style-name="ce48" office:value-type="date" office:date-value="2021-03-30T11:27:19.89">
            <text:p>0330</text:p>
          </table:table-cell>
          <table:table-cell table:style-name="ce48" office:value-type="date" office:date-value="2021-03-29T11:19:08.31">
            <text:p>0329</text:p>
          </table:table-cell>
          <table:table-cell table:style-name="ce48" office:value-type="date" office:date-value="2021-03-14T09:58:24.01">
            <text:p>0314</text:p>
          </table:table-cell>
          <table:table-cell table:number-columns-repeated="2" table:style-name="ce48" office:value-type="date" office:date-value="2021-03-16T13:13:24.55">
            <text:p>0316</text:p>
          </table:table-cell>
          <table:table-cell table:style-name="ce48" office:value-type="date" office:date-value="2021-03-22T16:12:27.14">
            <text:p>0322</text:p>
          </table:table-cell>
          <table:table-cell table:style-name="ce48" office:value-type="date" office:date-value="2021-03-23T09:01:42.32">
            <text:p>0323</text:p>
          </table:table-cell>
          <table:table-cell table:style-name="ce48" office:value-type="date" office:date-value="2021-03-24T14:24:06.71">
            <text:p>0324</text:p>
          </table:table-cell>
          <table:table-cell table:style-name="ce48" office:value-type="date" office:date-value="2021-03-25T12:58:58.76">
            <text:p>0325</text:p>
          </table:table-cell>
          <table:table-cell table:style-name="ce48" office:value-type="date" office:date-value="2021-03-26T12:28:10.07">
            <text:p>0326</text:p>
          </table:table-cell>
          <table:table-cell table:style-name="ce48" office:value-type="date" office:date-value="2021-03-27T08:16:24.96">
            <text:p>0327</text:p>
          </table:table-cell>
          <table:table-cell table:style-name="ce48" office:value-type="date" office:date-value="2021-03-28T08:31:58.37">
            <text:p>0328</text:p>
          </table:table-cell>
          <table:table-cell table:style-name="ce48" office:value-type="date" office:date-value="2021-03-29T11:19:08.31">
            <text:p>0329</text:p>
          </table:table-cell>
          <table:table-cell table:style-name="ce48"/>
          <table:table-cell table:style-name="ce20" table:formula="of:=NOW()" office:value-type="date" office:date-value="2021-04-06T10:46:49.73">
            <text:p>0406 <text:s/>1046</text:p>
          </table:table-cell>
          <table:table-cell table:number-columns-repeated="990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3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formula="of:=COUNTIF([.K3:.AF3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3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ô[차~1 tô để đến đây.</text:p>
          </table:table-cell>
          <table:table-cell table:style-name="ce17" table:formula="of:=COUNTIF([.I4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formula="of:=COUNTIF([.K4:.AF4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 office:value-type="string">
            <text:p>Tôi hiểu. đó là đúng.</text:p>
          </table:table-cell>
          <table:table-cell table:style-name="ce17" table:formula="of:=COUNTIF([.I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5]-[.F5]" office:value-type="time" office:time-value="PT00H05M55.48S">
            <text:p>05:55.48</text:p>
          </table:table-cell>
          <table:table-cell table:style-name="ce23"/>
          <table:table-cell table:formula="of:=COUNTIF([.K5:.AF5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Tôi rất mệt. đó là một ngày dài.</text:p>
          </table:table-cell>
          <table:table-cell table:style-name="ce17" table:formula="of:=COUNTIF([.I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formula="of:=COUNTIF([.K6:.AF6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4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 office:value-type="string">
            <text:p>hôm nay trời có gió. ở đây rất lạnh.</text:p>
          </table:table-cell>
          <table:table-cell table:style-name="ce17" table:formula="of:=COUNTIF([.I7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formula="of:=COUNTIF([.K7:.AF7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4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hời gian: hôm nay, hôm qua, ngày mai.</text:p>
          </table:table-cell>
          <table:table-cell table:style-name="ce17" table:formula="of:=COUNTIF([.I8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formula="of:=COUNTIF([.K8:.AF8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6T10:46:49.76">
            <text:p>0406 <text:s/>1046</text:p>
          </table:table-cell>
          <table:table-cell table:number-columns-repeated="990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4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9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9:.AF9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6T10:46:49.77">
            <text:p>0406 <text:s/>1046</text:p>
          </table:table-cell>
          <table:table-cell table:number-columns-repeated="990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4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10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formula="of:=COUNTIF([.K10:.AF10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6T10:46:49.77">
            <text:p>0406 <text:s/>1046</text:p>
          </table:table-cell>
          <table:table-cell table:number-columns-repeated="990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1:.AF11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2:.AF12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3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formula="of:=COUNTIF([.K13:.AF13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/>
          <table:table-cell table:style-name="ce45" office:value-type="string">
            <text:p>bạn đến từ đâu ở việt nam?</text:p>
          </table:table-cell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formula="of:=COUNTIF([.K14:.AF14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/>
          <table:table-cell table:style-name="ce45" office:value-type="string">
            <text:p>đây là một cái lỗ. nó nguy hiểm. Tôi không có một sợi dây.</text:p>
          </table:table-cell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formula="of:=COUNTIF([.K15:.AF15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formula="of:=COUNTIF([.K16:.AF16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formula="of:=COUNTIF([.K17:.AF17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6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/>
          <table:table-cell table:style-name="ce45" office:value-type="string">
            <text:p>nó nằm ở đâu tại việt nam? nam, bắc, trung tâm?</text:p>
          </table:table-cell>
          <table:table-cell table:style-name="ce45" table:formula="of:=COUNTIF([.I18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formula="of:=COUNTIF([.K18:.AF18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19:.AF19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formula="of:=COUNTIF([.K20:.AF20];&quot;x&quot;)" office:value-type="float" office:value="2">
            <text:p>2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7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4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 office:value-type="string">
            <text:p>when: đêm qua bạn ngủ khi nào?</text:p>
          </table:table-cell>
          <table:table-cell table:style-name="ce17" table:formula="of:=COUNTIF([.I2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1:.AF21];&quot;x&quot;)"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4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2:.AF22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4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3:.AF23];&quot;x&quot;)"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4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formula="of:=COUNTIF([.K24:.AF24];&quot;x&quot;)" office:value-type="float" office:value="1">
            <text:p>1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o</text:p>
          </table:table-cell>
          <table:table-cell table:style-name="ce49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25:.AF25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26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formula="of:=COUNTIF([.K26:.AF26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4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27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formula="of:=COUNTIF([.K27:.AF27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6T10:46:49.83">
            <text:p>0406 <text:s/>1046</text:p>
          </table:table-cell>
          <table:table-cell table:number-columns-repeated="990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4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formula="of:=COUNTIF([.K28:.AF28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4-06T10:46:49.84">
            <text:p>0406 <text:s/>1046</text:p>
          </table:table-cell>
          <table:table-cell table:number-columns-repeated="990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4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formula="of:=COUNTIF([.K29:.AF29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6T10:46:49.84">
            <text:p>0406 <text:s/>1046</text:p>
          </table:table-cell>
          <table:table-cell table:number-columns-repeated="990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0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0:.AF30];&quot;x&quot;)" office:value-type="float" office:value="1">
            <text:p>1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6T10:46:49.85">
            <text:p>2021/4/6 10:46</text:p>
          </table:table-cell>
          <table:table-cell table:number-columns-repeated="990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31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1:.AF31];&quot;x&quot;)" office:value-type="float" office:value="1">
            <text:p>1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6T10:46:49.85">
            <text:p>2021/4/6 10:46</text:p>
          </table:table-cell>
          <table:table-cell table:number-columns-repeated="990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4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32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formula="of:=COUNTIF([.K32:.AF32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4-06T10:46:49.85">
            <text:p>2021/4/6 10:46</text:p>
          </table:table-cell>
          <table:table-cell table:number-columns-repeated="990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4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ây giờ bạn có cảm thấy ốm không?</text:p>
          </table:table-cell>
          <table:table-cell table:style-name="ce17" table:formula="of:=COUNTIF([.I33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formula="of:=COUNTIF([.K33:.AF33];&quot;x&quot;)"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4-06">
            <text:p>4月6日</text:p>
          </table:table-cell>
          <table:table-cell table:number-columns-repeated="990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4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34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formula="of:=COUNTIF([.K34:.AF34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6T10:46:49.86">
            <text:p>0406 <text:s/>1046</text:p>
          </table:table-cell>
          <table:table-cell table:number-columns-repeated="990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3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5:.AF35];&quot;x&quot;)" office:value-type="float" office:value="2">
            <text:p>2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51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3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6:.AF36];&quot;x&quot;)" office:value-type="float" office:value="2">
            <text:p>2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51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37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37:.AF37];&quot;x&quot;)" office:value-type="float" office:value="2">
            <text:p>2</text:p>
          </table:table-cell>
          <table:table-cell table:style-name="ce49" table:number-columns-repeated="11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38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8:.AF38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/>
          <table:table-cell table:style-name="ce45" office:value-type="string">
            <text:p>bằng cách: Tôi đến đây bằng tàu[기차~1 hỏa.</text:p>
          </table:table-cell>
          <table:table-cell table:style-name="ce45" table:formula="of:=COUNTIF([.I39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9:.AF39];&quot;x&quot;)" office:value-type="float" office:value="2">
            <text:p>2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4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40:.AF40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3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1:.AF41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44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4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2:.AF42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43:.AF43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44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formula="of:=COUNTIF([.K44:.AF44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3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5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5:.AF45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4-06T10:46:49.93">
            <text:p>0406 <text:s/>1046</text:p>
          </table:table-cell>
          <table:table-cell table:number-columns-repeated="990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4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6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formula="of:=COUNTIF([.K46:.AF46];&quot;x&quot;)" office:value-type="float" office:value="2">
            <text:p>2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4-06T10:46:49.93">
            <text:p>0406 <text:s/>1046</text:p>
          </table:table-cell>
          <table:table-cell table:number-columns-repeated="990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3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formula="of:=COUNTIF([.K47:.AF47];&quot;x&quot;)" office:value-type="float" office:value="3">
            <text:p>3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20" table:formula="of:=NOW()" office:value-type="date" office:date-value="2021-04-06T10:46:49.94">
            <text:p>0406 <text:s/>1046</text:p>
          </table:table-cell>
          <table:table-cell table:number-columns-repeated="990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48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48:.AF48];&quot;x&quot;)" office:value-type="float" office:value="4">
            <text:p>4</text:p>
          </table:table-cell>
          <table:table-cell table:style-name="ce51" table:number-columns-repeated="10"/>
          <table:table-cell table:style-name="ce51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51" table:number-columns-repeated="4"/>
          <table:table-cell table:style-name="ce51" office:value-type="string">
            <text:p>x</text:p>
          </table:table-cell>
          <table:table-cell table:style-name="ce51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6T10:46:49.94">
            <text:p>0406 <text:s/>1046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6T10:46:49.94">
            <text:p>0406 <text:s/>1046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6T10:46:49.94">
            <text:p>0406 <text:s/>1046</text:p>
          </table:table-cell>
          <table:table-cell table:number-columns-repeated="990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table:style-name="ce20" table:formula="of:=NOW()" office:value-type="date" office:date-value="2021-04-06T10:46:49.94">
            <text:p>0406 <text:s/>1046</text:p>
          </table:table-cell>
          <table:table-cell office:value-type="string">
            <text:p>*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T48:.AF48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3" table:number-columns-repeated="2" table:default-cell-style-name="ce1"/>
        <table:table-column table:style-name="co10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2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2" table:formula="of:=CONCATENATE(&quot;(&quot;;MAX([.A3:.A12]);&quot;)&quot;)" office:value-type="string" office:string-value="(10)">
            <text:p>(10)</text:p>
          </table:table-cell>
          <table:table-cell table:style-name="ce52" table:formula="of:=CONCATENATE(&quot;(&quot;;COUNTA([.B3:.B140]);&quot;)&quot;)" office:value-type="string" office:string-value="(138)">
            <text:p>(138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40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53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09">
            <text:p>0406 <text:s/>1046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">
            <text:p>0406 <text:s/>104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1">
            <text:p>0406 <text:s/>1046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2">
            <text:p>0406 <text:s/>104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2">
            <text:p>0406 <text:s/>1046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2">
            <text:p>0406 <text:s/>104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2">
            <text:p>0406 <text:s/>1046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2">
            <text:p>0406 <text:s/>104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2">
            <text:p>0406 <text:s/>1046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3">
            <text:p>0406 <text:s/>104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4">
            <text:p>0406 <text:s/>104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4">
            <text:p>0406 <text:s/>104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4">
            <text:p>0406 <text:s/>104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4">
            <text:p>0406 <text:s/>104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6">
            <text:p>0406 <text:s/>1046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6">
            <text:p>0406 <text:s/>1046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6">
            <text:p>0406 <text:s/>1046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7">
            <text:p>0406 <text:s/>1046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7">
            <text:p>0406 <text:s/>1046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7">
            <text:p>0406 <text:s/>1046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7">
            <text:p>0406 <text:s/>1046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7">
            <text:p>0406 <text:s/>1046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7">
            <text:p>0406 <text:s/>1046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8">
            <text:p>0406 <text:s/>1046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8">
            <text:p>0406 <text:s/>1046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8">
            <text:p>0406 <text:s/>1046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8">
            <text:p>0406 <text:s/>1046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9">
            <text:p>0406 <text:s/>1046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9">
            <text:p>0406 <text:s/>1046</text:p>
          </table:table-cell>
          <table:table-cell table:number-columns-repeated="1011"/>
        </table:table-row>
        <table:table-row table:style-name="ro31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0001">
            <text:p>0328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9">
            <text:p>0406 <text:s/>1046</text:p>
          </table:table-cell>
          <table:table-cell table:number-columns-repeated="1011"/>
        </table:table-row>
        <table:table-row table:style-name="ro31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9">
            <text:p>0406 <text:s/>1046</text:p>
          </table:table-cell>
          <table:table-cell table:number-columns-repeated="1011"/>
        </table:table-row>
        <table:table-row table:style-name="ro16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9">
            <text:p>0406 <text:s/>1046</text:p>
          </table:table-cell>
          <table:table-cell table:number-columns-repeated="1011"/>
        </table:table-row>
        <table:table-row table:style-name="ro16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9">
            <text:p>0406 <text:s/>1046</text:p>
          </table:table-cell>
          <table:table-cell table:number-columns-repeated="1011"/>
        </table:table-row>
        <table:table-row table:style-name="ro31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19">
            <text:p>0406 <text:s/>1046</text:p>
          </table:table-cell>
          <table:table-cell table:number-columns-repeated="1011"/>
        </table:table-row>
        <table:table-row table:style-name="ro35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">
            <text:p>0406 <text:s/>1046</text:p>
          </table:table-cell>
          <table:table-cell table:number-columns-repeated="1011"/>
        </table:table-row>
        <table:table-row table:style-name="ro32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">
            <text:p>0406 <text:s/>1046</text:p>
          </table:table-cell>
          <table:table-cell table:number-columns-repeated="1011"/>
        </table:table-row>
        <table:table-row table:style-name="ro36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">
            <text:p>0406 <text:s/>1046</text:p>
          </table:table-cell>
          <table:table-cell table:number-columns-repeated="1011"/>
        </table:table-row>
        <table:table-row table:style-name="ro25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">
            <text:p>0406 <text:s/>1046</text:p>
          </table:table-cell>
          <table:table-cell table:number-columns-repeated="1011"/>
        </table:table-row>
        <table:table-row table:style-name="ro25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">
            <text:p>0406 <text:s/>1046</text:p>
          </table:table-cell>
          <table:table-cell table:number-columns-repeated="1011"/>
        </table:table-row>
        <table:table-row table:style-name="ro25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">
            <text:p>0406 <text:s/>1046</text:p>
          </table:table-cell>
          <table:table-cell table:number-columns-repeated="1011"/>
        </table:table-row>
        <table:table-row table:style-name="ro16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">
            <text:p>0406 <text:s/>1046</text:p>
          </table:table-cell>
          <table:table-cell table:number-columns-repeated="1011"/>
        </table:table-row>
        <table:table-row table:style-name="ro3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">
            <text:p>0406 <text:s/>1046</text:p>
          </table:table-cell>
          <table:table-cell table:number-columns-repeated="1011"/>
        </table:table-row>
        <table:table-row table:style-name="ro25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1">
            <text:p>0406 <text:s/>1046</text:p>
          </table:table-cell>
          <table:table-cell table:number-columns-repeated="1011"/>
        </table:table-row>
        <table:table-row table:style-name="ro16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1">
            <text:p>0406 <text:s/>1046</text:p>
          </table:table-cell>
          <table:table-cell table:number-columns-repeated="1011"/>
        </table:table-row>
        <table:table-row table:style-name="ro16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1">
            <text:p>0406 <text:s/>1046</text:p>
          </table:table-cell>
          <table:table-cell table:number-columns-repeated="1011"/>
        </table:table-row>
        <table:table-row table:style-name="ro19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1">
            <text:p>0406 <text:s/>1046</text:p>
          </table:table-cell>
          <table:table-cell table:number-columns-repeated="1011"/>
        </table:table-row>
        <table:table-row table:style-name="ro19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1">
            <text:p>0406 <text:s/>1046</text:p>
          </table:table-cell>
          <table:table-cell table:number-columns-repeated="1011"/>
        </table:table-row>
        <table:table-row table:style-name="ro19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2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59">
            <text:p>59</text:p>
          </table:table-cell>
          <table:table-cell table:style-name="ce6" table:formula="of:=ROW()-60" office:value-type="float" office:value="1">
            <text:p>1</text:p>
          </table:table-cell>
          <table:table-cell table:style-name="ce3" office:value-type="date" office:date-value="2021-03-29T11:54:59.39">
            <text:p>0329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2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0">
            <text:p>60</text:p>
          </table:table-cell>
          <table:table-cell table:style-name="ce6" table:formula="of:=ROW()-60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2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1">
            <text:p>61</text:p>
          </table:table-cell>
          <table:table-cell table:style-name="ce6" table:formula="of:=ROW()-60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2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2">
            <text:p>62</text:p>
          </table:table-cell>
          <table:table-cell table:style-name="ce6" table:formula="of:=ROW()-60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2">
            <text:p>0406 <text:s/>104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3">
            <text:p>63</text:p>
          </table:table-cell>
          <table:table-cell table:style-name="ce6" table:formula="of:=ROW()-60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2">
            <text:p>0406 <text:s/>104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4">
            <text:p>64</text:p>
          </table:table-cell>
          <table:table-cell table:style-name="ce6" table:formula="of:=ROW()-60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2">
            <text:p>0406 <text:s/>104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5">
            <text:p>65</text:p>
          </table:table-cell>
          <table:table-cell table:style-name="ce6" table:formula="of:=ROW()-60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2">
            <text:p>0406 <text:s/>1046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6">
            <text:p>66</text:p>
          </table:table-cell>
          <table:table-cell table:style-name="ce6" table:formula="of:=ROW()-60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2">
            <text:p>0406 <text:s/>104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7">
            <text:p>67</text:p>
          </table:table-cell>
          <table:table-cell table:style-name="ce6" table:formula="of:=ROW()-60" office:value-type="float" office:value="9">
            <text:p>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2">
            <text:p>0406 <text:s/>1046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8">
            <text:p>68</text:p>
          </table:table-cell>
          <table:table-cell table:style-name="ce6" table:formula="of:=ROW()-60" office:value-type="float" office:value="10">
            <text:p>10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9">
            <text:p>69</text:p>
          </table:table-cell>
          <table:table-cell table:style-name="ce6" table:formula="of:=ROW()-[.A71]-1" office:value-type="float" office:value="1">
            <text:p>1</text:p>
          </table:table-cell>
          <table:table-cell table:style-name="ce3" office:value-type="date" office:date-value="2021-03-30T11:47:00.84">
            <text:p>0330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0">
            <text:p>70</text:p>
          </table:table-cell>
          <table:table-cell table:style-name="ce6" table:formula="of:=[.B71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1">
            <text:p>71</text:p>
          </table:table-cell>
          <table:table-cell table:style-name="ce6" table:formula="of:=[.B72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2">
            <text:p>72</text:p>
          </table:table-cell>
          <table:table-cell table:style-name="ce6" table:formula="of:=[.B73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3">
            <text:p>73</text:p>
          </table:table-cell>
          <table:table-cell table:style-name="ce6" table:formula="of:=[.B74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4">
            <text:p>74</text:p>
          </table:table-cell>
          <table:table-cell table:style-name="ce6" table:formula="of:=[.B75]+1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5">
            <text:p>75</text:p>
          </table:table-cell>
          <table:table-cell table:style-name="ce6" table:formula="of:=[.B76]+1" office:value-type="float" office:value="7">
            <text:p>7</text:p>
          </table:table-cell>
          <table:table-cell table:style-name="ce3"/>
          <table:table-cell table:style-name="ce53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6">
            <text:p>76</text:p>
          </table:table-cell>
          <table:table-cell table:style-name="ce6" table:formula="of:=ROW()-[.A78]-1" office:value-type="float" office:value="1">
            <text:p>1</text:p>
          </table:table-cell>
          <table:table-cell table:style-name="ce3" office:value-type="date" office:date-value="2021-03-31T10:25:30.35">
            <text:p>033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5">
          <table:table-cell table:style-name="ce6" table:formula="of:=ROW()-2" office:value-type="float" office:value="77">
            <text:p>77</text:p>
          </table:table-cell>
          <table:table-cell table:style-name="ce6" table:formula="of:=[.B78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10" office:value-type="string">
            <text:p>甘えを表す行動の一つなのだろう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8">
            <text:p>78</text:p>
          </table:table-cell>
          <table:table-cell table:style-name="ce6" table:formula="of:=[.B79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10" office:value-type="string">
            <text:p>昨日、気づいたこと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9">
            <text:p>79</text:p>
          </table:table-cell>
          <table:table-cell table:style-name="ce6" table:formula="of:=[.B80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27">
          <table:table-cell table:style-name="ce6" table:formula="of:=ROW()-2" office:value-type="float" office:value="80">
            <text:p>80</text:p>
          </table:table-cell>
          <table:table-cell table:style-name="ce6" table:formula="of:=[.B81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10" office:value-type="string">
            <text:p>このように考えると、もしかしたらクロも自分の感情を凍らているのかもしれない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1">
            <text:p>81</text:p>
          </table:table-cell>
          <table:table-cell table:style-name="ce6" table:formula="of:=[.B82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2">
            <text:p>82</text:p>
          </table:table-cell>
          <table:table-cell table:style-name="ce6" table:formula="of:=[.B83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3">
            <text:p>83</text:p>
          </table:table-cell>
          <table:table-cell table:style-name="ce6" table:formula="of:=[.B84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4">
            <text:p>84</text:p>
          </table:table-cell>
          <table:table-cell table:style-name="ce6" table:formula="of:=[.B85]+1" office:value-type="float" office:value="9">
            <text:p>9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5">
            <text:p>85</text:p>
          </table:table-cell>
          <table:table-cell table:style-name="ce6" table:formula="of:=[.B86]+1" office:value-type="float" office:value="10">
            <text:p>10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3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6">
            <text:p>86</text:p>
          </table:table-cell>
          <table:table-cell table:style-name="ce6" table:formula="of:=[.B87]+1" office:value-type="float" office:value="11">
            <text:p>11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4">
            <text:p>0406 <text:s/>1046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87">
            <text:p>87</text:p>
          </table:table-cell>
          <table:table-cell table:style-name="ce6" table:formula="of:=[.B88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4">
            <text:p>0406 <text:s/>104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8">
            <text:p>88</text:p>
          </table:table-cell>
          <table:table-cell table:style-name="ce6" table:formula="of:=[.B89]+1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24">
            <text:p>0406 <text:s/>104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9">
            <text:p>89</text:p>
          </table:table-cell>
          <table:table-cell table:style-name="ce6" table:formula="of:=[.B90]+1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0">
            <text:p>90</text:p>
          </table:table-cell>
          <table:table-cell table:style-name="ce6" table:formula="of:=[.B91]+1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在这个时候，我按摩mo2坐骨下端的外边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91">
            <text:p>91</text:p>
          </table:table-cell>
          <table:table-cell table:style-name="ce6" table:formula="of:=[.B92]+1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2">
            <text:p>92</text:p>
          </table:table-cell>
          <table:table-cell table:style-name="ce6" table:formula="of:=[.B93]+1" office:value-type="float" office:value="17">
            <text:p>17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93">
            <text:p>93</text:p>
          </table:table-cell>
          <table:table-cell table:style-name="ce6" table:formula="of:=[.B94]+1" office:value-type="float" office:value="18">
            <text:p>18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94">
            <text:p>94</text:p>
          </table:table-cell>
          <table:table-cell table:style-name="ce6" table:formula="of:=ROW()-[.A96]-1" office:value-type="float" office:value="1">
            <text:p>1</text:p>
          </table:table-cell>
          <table:table-cell table:style-name="ce3" office:value-type="date" office:date-value="2021-04-01T08:20:45.93">
            <text:p>040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5">
            <text:p>95</text:p>
          </table:table-cell>
          <table:table-cell table:style-name="ce6" table:formula="of:=[.B9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owu. tym razem bez nagrania zagrania. / używałem łuk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6">
            <text:p>96</text:p>
          </table:table-cell>
          <table:table-cell table:style-name="ce6" table:formula="of:=[.B9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łuku, którego używają w koreańskim koto "adzieng". 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7">
            <text:p>97</text:p>
          </table:table-cell>
          <table:table-cell table:style-name="ce6" table:formula="of:=[.B9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ten łuk mógłby być trochę krótszy niż ten używany w skrzypcach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98">
            <text:p>98</text:p>
          </table:table-cell>
          <table:table-cell table:style-name="ce6" table:formula="of:=[.B9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10" office:value-type="string">
            <text:p>arbiAAI[wednesda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9">
            <text:p>99</text:p>
          </table:table-cell>
          <table:table-cell table:style-name="ce6" table:formula="of:=[.B100]+1" office:value-type="float" office:value="6">
            <text:p>6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ذهب إلى الحديقة، مرة أخرى.</text:p>
          </table:table-cell>
          <table:table-cell table:style-name="ce10" office:value-type="string">
            <text:p>a'dhahabu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00">
            <text:p>100</text:p>
          </table:table-cell>
          <table:table-cell table:style-name="ce6" table:formula="of:=[.B101]+1" office:value-type="float" office:value="7">
            <text:p>7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10" office:value-type="string">
            <text:p>adhahab / mataadhiri[store</text:p>
          </table:table-cell>
          <table:table-cell table:style-name="ce24" office:value-type="string">
            <text:p>Nie chodziłem do sklepów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1">
            <text:p>101</text:p>
          </table:table-cell>
          <table:table-cell table:style-name="ce6" table:formula="of:=[.B10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، چهارشنبه، ۳۰ <text:s/>(سی) مارس بود.</text:p>
          </table:table-cell>
          <table:table-cell table:style-name="ce10" office:value-type="string">
            <text:p>sii[thirt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2">
            <text:p>102</text:p>
          </table:table-cell>
          <table:table-cell table:style-name="ce6" table:formula="of:=[.B10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باره، دو گربه در پارک.</text:p>
          </table:table-cell>
          <table:table-cell table:style-name="ce10" office:value-type="string">
            <text:p>korb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3">
            <text:p>103</text:p>
          </table:table-cell>
          <table:table-cell table:style-name="ce6" table:formula="of:=[.B104]+1" office:value-type="float" office:value="10">
            <text:p>10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.</text:p>
          </table:table-cell>
          <table:table-cell table:style-name="ce10" office:value-type="string">
            <text:p>ah'haa[them / gadhoo[food / dahoom[giv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04">
            <text:p>104</text:p>
          </table:table-cell>
          <table:table-cell table:style-name="ce6" table:formula="of:=ROW()-[.A106]-1" office:value-type="float" office:value="1">
            <text:p>1</text:p>
          </table:table-cell>
          <table:table-cell table:style-name="ce3" office:value-type="date" office:date-value="2021-04-02T13:39:54.84">
            <text:p>0402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5">
            <text:p>105</text:p>
          </table:table-cell>
          <table:table-cell table:style-name="ce6" table:formula="of:=[.B10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ów. kiedy skończyłem sesję, minęła około jednej godzin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6">
            <text:p>106</text:p>
          </table:table-cell>
          <table:table-cell table:style-name="ce6" table:formula="of:=[.B10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shino : skomponowałem kolejną nową melodię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7">
            <text:p>107</text:p>
          </table:table-cell>
          <table:table-cell table:style-name="ce6" table:formula="of:=[.B10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ćwiczyłem dziś szybką grę. / trzy notatki. zagrałem je szybko z rzęd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108">
            <text:p>108</text:p>
          </table:table-cell>
          <table:table-cell table:style-name="ce6" table:formula="of:=[.B10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，在继续。腿部的小而无数的刺痛。昨天没有。这一点，让我舒服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9">
            <text:p>109</text:p>
          </table:table-cell>
          <table:table-cell table:style-name="ce6" table:formula="of:=[.B11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вчера, был че'тверг[thursda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0">
            <text:p>110</text:p>
          </table:table-cell>
          <table:table-cell table:style-name="ce6" table:formula="of:=[.B11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пре'жде чем я пойду в парк, я поше'л в ма'газин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1">
            <text:p>111</text:p>
          </table:table-cell>
          <table:table-cell table:style-name="ce6" table:formula="of:=[.B11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 پنجشنبه بود.</text:p>
          </table:table-cell>
          <table:table-cell table:style-name="ce10" office:value-type="string">
            <text:p>thursday</text:p>
          </table:table-cell>
          <table:table-cell table:style-name="ce24" office:value-type="string">
            <text:p>it was thursday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2">
            <text:p>112</text:p>
          </table:table-cell>
          <table:table-cell table:style-name="ce6" table:formula="of:=[.B11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ن به پارک رفتم.</text:p>
          </table:table-cell>
          <table:table-cell table:style-name="ce10" office:value-type="string">
            <text:p>raftam[went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3">
            <text:p>113</text:p>
          </table:table-cell>
          <table:table-cell table:style-name="ce6" table:formula="of:=[.B114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خميس، ٢ أبريل</text:p>
          </table:table-cell>
          <table:table-cell table:style-name="ce10"/>
          <table:table-cell table:style-name="ce24" office:value-type="string">
            <text:p>it was thursday, april 2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4">
            <text:p>114</text:p>
          </table:table-cell>
          <table:table-cell table:style-name="ce6" table:formula="of:=ROW()-[.A116]-1" office:value-type="float" office:value="1">
            <text:p>1</text:p>
          </table:table-cell>
          <table:table-cell table:style-name="ce3" office:value-type="date" office:date-value="2021-04-04T11:08:08.77">
            <text:p>0404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내려오지 않았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15">
            <text:p>115</text:p>
          </table:table-cell>
          <table:table-cell table:style-name="ce6" table:formula="of:=[.B116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6">
            <text:p>116</text:p>
          </table:table-cell>
          <table:table-cell table:style-name="ce6" table:formula="of:=[.B117]+1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nie zrobiłem. shaku, nie także. / shino : ćwiczenia dla wysokich dźwięków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7">
            <text:p>117</text:p>
          </table:table-cell>
          <table:table-cell table:style-name="ce6" table:formula="of:=[.B118]+1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w ostatnich minutach, ćwiczenie dla sposoby wydmuchania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1">
          <table:table-cell table:style-name="ce6" table:formula="of:=ROW()-2" office:value-type="float" office:value="118">
            <text:p>118</text:p>
          </table:table-cell>
          <table:table-cell table:style-name="ce6" table:formula="of:=[.B119]+1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9">
            <text:p>119</text:p>
          </table:table-cell>
          <table:table-cell table:style-name="ce6" table:formula="of:=[.B12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<text:s text:c="2"/>كان ذلك يوم السبت، الثاني من ابريل.</text:p>
          </table:table-cell>
          <table:table-cell table:style-name="ce10" office:value-type="string">
            <text:p>dhaliyka / yawma'sapti /</text:p>
          </table:table-cell>
          <table:table-cell table:style-name="ce24" office:value-type="string">
            <text:p>it was saturday, april second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0">
            <text:p>120</text:p>
          </table:table-cell>
          <table:table-cell table:style-name="ce6" table:formula="of:=[.B12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ذهبت للعمل</text:p>
          </table:table-cell>
          <table:table-cell table:style-name="ce10" office:value-type="string">
            <text:p>lil'AAmali</text:p>
          </table:table-cell>
          <table:table-cell table:style-name="ce24" office:value-type="string">
            <text:p>I went to work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1">
            <text:p>121</text:p>
          </table:table-cell>
          <table:table-cell table:style-name="ce6" table:formula="of:=[.B122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كان الطقس جيدًا.</text:p>
          </table:table-cell>
          <table:table-cell table:style-name="ce10" office:value-type="string">
            <text:p>al't^aqsu / dhayiidan</text:p>
          </table:table-cell>
          <table:table-cell table:style-name="ce24" office:value-type="string">
            <text:p>it was a fine weather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2">
            <text:p>122</text:p>
          </table:table-cell>
          <table:table-cell table:style-name="ce6" table:formula="of:=[.B123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 بود. دوم آوريل بود.</text:p>
          </table:table-cell>
          <table:table-cell table:style-name="ce10" office:value-type="string">
            <text:p>duvom / avriyl</text:p>
          </table:table-cell>
          <table:table-cell table:style-name="ce24" office:value-type="string">
            <text:p>it was saturday, april second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4">
          <table:table-cell table:style-name="ce6" table:formula="of:=ROW()-2" office:value-type="float" office:value="123">
            <text:p>123</text:p>
          </table:table-cell>
          <table:table-cell table:style-name="ce6" table:formula="of:=[.B124]+1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4">
            <text:p>124</text:p>
          </table:table-cell>
          <table:table-cell table:style-name="ce6" table:formula="of:=[.B125]+1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رفتم سر کار.</text:p>
          </table:table-cell>
          <table:table-cell table:style-name="ce10" office:value-type="string">
            <text:p>saru / kaar[job</text:p>
          </table:table-cell>
          <table:table-cell table:style-name="ce24" office:value-type="string">
            <text:p>I went to work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25">
            <text:p>125</text:p>
          </table:table-cell>
          <table:table-cell table:style-name="ce6" table:formula="of:=ROW()-[.A127]-1" office:value-type="float" office:value="1">
            <text:p>1</text:p>
          </table:table-cell>
          <table:table-cell table:style-name="ce3" office:value-type="date" office:date-value="2021-04-05T16:21:24.93">
            <text:p>0405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비가 내리고 있었다. / 울타리를 통해 페이스트를 주었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1">
          <table:table-cell table:style-name="ce6" table:formula="of:=ROW()-2" office:value-type="float" office:value="126">
            <text:p>126</text:p>
          </table:table-cell>
          <table:table-cell table:style-name="ce6" table:formula="of:=[.B127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27">
            <text:p>127</text:p>
          </table:table-cell>
          <table:table-cell table:style-name="ce6" table:formula="of:=[.B128]+1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ów shino. po długim czasie, nagrałem zagrania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28">
            <text:p>128</text:p>
          </table:table-cell>
          <table:table-cell table:style-name="ce6" table:formula="of:=[.B129]+1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w tych filmach, nie mówiłem wiele. tylko poinformowałem o numerze seryjnym filmu. a potem, prostu, zagrałem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9">
            <text:p>129</text:p>
          </table:table-cell>
          <table:table-cell table:style-name="ce6" table:formula="of:=[.B130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أحد. ٤ أبريل.</text:p>
          </table:table-cell>
          <table:table-cell table:style-name="ce10" office:value-type="string">
            <text:p>axadi / a'rabaA[fourth</text:p>
          </table:table-cell>
          <table:table-cell table:style-name="ce24" office:value-type="string">
            <text:p>it was sunday, april 4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0">
            <text:p>130</text:p>
          </table:table-cell>
          <table:table-cell table:style-name="ce6" table:formula="of:=[.B131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يکشنبه، ۴ آوريل یود.</text:p>
          </table:table-cell>
          <table:table-cell table:style-name="ce10" office:value-type="string">
            <text:p>chahaarom[fourth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1">
            <text:p>131</text:p>
          </table:table-cell>
          <table:table-cell table:style-name="ce6" table:formula="of:=[.B132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طرت في المساء.</text:p>
          </table:table-cell>
          <table:table-cell table:style-name="ce55" office:value-type="string">
            <text:p>amt^art / fiy'l'masaaI</text:p>
          </table:table-cell>
          <table:table-cell table:style-name="ce24" office:value-type="string">
            <text:p>I rained in the evening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2">
            <text:p>132</text:p>
          </table:table-cell>
          <table:table-cell table:style-name="ce6" table:formula="of:=[.B133]+1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عصر باريدم </text:p>
          </table:table-cell>
          <table:table-cell table:style-name="ce55" office:value-type="string">
            <text:p>aasr / baariydam(?)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3">
            <text:p>133</text:p>
          </table:table-cell>
          <table:table-cell table:style-name="ce6" table:formula="of:=[.B134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вчера было воскресенье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4">
            <text:p>134</text:p>
          </table:table-cell>
          <table:table-cell table:style-name="ce6" table:formula="of:=[.B135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还继续。还厉害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135">
            <text:p>135</text:p>
          </table:table-cell>
          <table:table-cell table:style-name="ce6" table:formula="of:=ROW()-[.A137]-1" office:value-type="float" office:value="1">
            <text:p>1</text:p>
          </table:table-cell>
          <table:table-cell table:style-name="ce3" office:value-type="date" office:date-value="2021-04-06T10:06:23.31">
            <text:p>040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먼저부터 지상에. / 내가 크로에 가까워진 때 이미 미케가 이쪽으로 달려오는 중이었다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6">
          <table:table-cell table:style-name="ce6" table:formula="of:=ROW()-2" office:value-type="float" office:value="136">
            <text:p>136</text:p>
          </table:table-cell>
          <table:table-cell table:style-name="ce6" table:formula="of:=[.B137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54" office:value-type="string">
            <text:p>shino : zacząłem ćwiczenia dla zagranienia skali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7">
          <table:table-cell table:style-name="ce6" table:formula="of:=ROW()-2" office:value-type="float" office:value="137">
            <text:p>137</text:p>
          </table:table-cell>
          <table:table-cell table:style-name="ce6" table:formula="of:=[.B138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54" office:value-type="string">
            <text:p>to znaczy, konkretnie, co zrobiłem wczoraj. / to znaczy, konkretnie, co zrobiłem wczoraj. / pierwszej wydmuchałem cztery nuty z rzędu w skali D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8">
          <table:table-cell table:style-name="ce6" table:formula="of:=ROW()-2" office:value-type="float" office:value="138">
            <text:p>138</text:p>
          </table:table-cell>
          <table:table-cell table:style-name="ce6" table:formula="of:=[.B139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54" office:value-type="string">
            <text:p>a potem, te same nuty w skali E. a potem dalej, w skali F.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9">
            <text:p>139</text:p>
          </table:table-cell>
          <table:table-cell table:style-name="ce6" table:formula="of:=[.B140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اثنين، السادس من أبريل.</text:p>
          </table:table-cell>
          <table:table-cell table:style-name="ce55" office:value-type="string">
            <text:p>ithnayni / a'saadisi</text:p>
          </table:table-cell>
          <table:table-cell table:style-name="ce24" office:value-type="string">
            <text:p>it was monday, april sixth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0">
            <text:p>140</text:p>
          </table:table-cell>
          <table:table-cell table:style-name="ce6" table:formula="of:=[.B141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وشنبه بود، ششم آوریل.</text:p>
          </table:table-cell>
          <table:table-cell table:style-name="ce55" office:value-type="string">
            <text:p>sheshoom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41">
            <text:p>141</text:p>
          </table:table-cell>
          <table:table-cell table:style-name="ce6" table:formula="of:=[.B142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لم تمطر في المساء.</text:p>
          </table:table-cell>
          <table:table-cell table:style-name="ce55" office:value-type="string">
            <text:p>tamt^ir</text:p>
          </table:table-cell>
          <table:table-cell table:style-name="ce24" office:value-type="string">
            <text:p>it did not rain in the evening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2">
            <text:p>142</text:p>
          </table:table-cell>
          <table:table-cell table:style-name="ce6" table:formula="of:=[.B143]+1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غروب باران نمی بارد. </text:p>
          </table:table-cell>
          <table:table-cell table:style-name="ce55" office:value-type="string">
            <text:p>Guruwb / nemi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43">
            <text:p>143</text:p>
          </table:table-cell>
          <table:table-cell table:style-name="ce6" table:formula="of:=[.B144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понеде'льник, шесто'го апре'ля.</text:p>
          </table:table-cell>
          <table:table-cell table:style-name="ce55"/>
          <table:table-cell table:style-name="ce24" office:value-type="string">
            <text:p>it was monday, april sixth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44">
            <text:p>144</text:p>
          </table:table-cell>
          <table:table-cell table:style-name="ce6" table:formula="of:=[.B145]+1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снова пошел в парк.</text:p>
          </table:table-cell>
          <table:table-cell table:style-name="ce55"/>
          <table:table-cell table:style-name="ce24" office:value-type="string">
            <text:p>I went to the park again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5">
            <text:p>145</text:p>
          </table:table-cell>
          <table:table-cell table:style-name="ce6" table:formula="of:=[.B146]+1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我开始别的新的拉伸运动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6">
            <text:p>146</text:p>
          </table:table-cell>
          <table:table-cell table:style-name="ce6" table:formula="of:=[.B147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这个运动呢，三个部分而构成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6">
          <table:table-cell table:style-name="ce6" table:formula="of:=ROW()-2" office:value-type="float" office:value="147">
            <text:p>147</text:p>
          </table:table-cell>
          <table:table-cell table:style-name="ce6" table:formula="of:=[.B148]+1" office:value-type="float" office:value="13">
            <text:p>1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8">
            <text:p>14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9">
            <text:p>149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0">
            <text:p>150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1">
            <text:p>151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2">
            <text:p>152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3">
            <text:p>153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4">
            <text:p>154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5">
            <text:p>155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6">
            <text:p>156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7">
            <text:p>157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58">
            <text:p>15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5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6T10:46:50.31">
            <text:p>0406 <text:s/>1046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6T10:46:50.31">
            <text:p>0406 <text:s/>1046</text:p>
          </table:table-cell>
          <table:table-cell table:style-name="ce4" table:formula="of:=NOW()" office:value-type="date" office:date-value="2021-04-06T10:46:50.31">
            <text:p>0406 <text:s/>104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6T10:46:50.31">
            <text:p>0406 <text:s/>104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6" table:default-cell-style-name="ce1"/>
        <table:table-column table:style-name="co9" table:default-cell-style-name="ce1"/>
        <table:table-column table:style-name="co27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0" table:formula="of:=COUNTIF([.D3:.D51];&quot;x&quot;)" office:value-type="float" office:value="4">
            <text:p>4</text:p>
          </table:table-cell>
          <table:table-cell table:style-name="ce50" table:formula="of:=COUNTA([.E3:.E9])" office:value-type="float" office:value="6">
            <text:p>6</text:p>
          </table:table-cell>
          <table:table-cell table:style-name="ce50" table:formula="of:=COUNTA([.F3:.F9])" office:value-type="float" office:value="6">
            <text:p>6</text:p>
          </table:table-cell>
          <table:table-cell table:style-name="ce50" table:formula="of:=COUNTA([.G3:.G9])" office:value-type="float" office:value="6">
            <text:p>6</text:p>
          </table:table-cell>
          <table:table-cell table:style-name="ce50" table:formula="of:=COUNTIF([.H3:.H14];&quot;x&quot;)" office:value-type="float" office:value="7">
            <text:p>7</text:p>
          </table:table-cell>
          <table:table-cell table:style-name="ce50" table:formula="of:=COUNTIF([.I3:.I14];&quot;x&quot;)" office:value-type="float" office:value="4">
            <text:p>4</text:p>
          </table:table-cell>
          <table:table-cell table:style-name="ce50" table:formula="of:=COUNTIF([.J3:.J14];&quot;x&quot;)" office:value-type="float" office:value="4">
            <text:p>4</text:p>
          </table:table-cell>
          <table:table-cell table:style-name="ce50" table:formula="of:=COUNTIF([.K3:.K14];&quot;x&quot;)" office:value-type="float" office:value="0">
            <text:p>0</text:p>
          </table:table-cell>
          <table:table-cell table:style-name="ce50" table:formula="of:=COUNTIF([.L3:.L14];&quot;x&quot;)" office:value-type="float" office:value="0">
            <text:p>0</text:p>
          </table:table-cell>
          <table:table-cell table:style-name="ce50" table:formula="of:=COUNTIF([.M3:.M14];&quot;x&quot;)" office:value-type="float" office:value="0">
            <text:p>0</text:p>
          </table:table-cell>
          <table:table-cell table:style-name="ce50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8" office:value-type="date" office:date-value="2021-03-16T13:13:24.55">
            <text:p>0316</text:p>
          </table:table-cell>
          <table:table-cell table:style-name="ce56" office:value-type="date" office:date-value="2021-03-20T14:36:31.78">
            <text:p>0320</text:p>
          </table:table-cell>
          <table:table-cell table:style-name="ce56" office:value-type="date" office:date-value="2021-03-21T10:50:44.88">
            <text:p>0321</text:p>
          </table:table-cell>
          <table:table-cell table:style-name="ce56" office:value-type="date" office:date-value="2021-03-22T16:19:02.51">
            <text:p>0322</text:p>
          </table:table-cell>
          <table:table-cell table:style-name="ce56" office:value-type="date" office:date-value="2021-03-23T09:01:30.66">
            <text:p>0323</text:p>
          </table:table-cell>
          <table:table-cell table:style-name="ce56" office:value-type="date" office:date-value="2021-03-24T14:23:17.96">
            <text:p>0324</text:p>
          </table:table-cell>
          <table:table-cell table:style-name="ce56" office:value-type="date" office:date-value="2021-03-25T12:57:57.93">
            <text:p>0325</text:p>
          </table:table-cell>
          <table:table-cell table:style-name="ce56" table:number-columns-repeated="4"/>
          <table:table-cell table:style-name="ce4" table:formula="of:=NOW()" office:value-type="date" office:date-value="2021-04-06T10:46:50.41">
            <text:p>0406 <text:s/>1046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6T10:46:50.42">
            <text:p>0406 <text:s/>1046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6T10:46:50.42">
            <text:p>0406 <text:s/>1046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7" table:number-columns-repeated="5"/>
          <table:table-cell table:style-name="ce4" table:formula="of:=NOW()" office:value-type="date" office:date-value="2021-04-06T10:46:50.42">
            <text:p>0406 <text:s/>1046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7" table:number-columns-repeated="5"/>
          <table:table-cell table:style-name="ce4" table:formula="of:=NOW()" office:value-type="date" office:date-value="2021-04-06T10:46:50.43">
            <text:p>0406 <text:s/>1046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7" table:number-columns-repeated="5"/>
          <table:table-cell table:style-name="ce4" table:formula="of:=NOW()" office:value-type="date" office:date-value="2021-04-06T10:46:50.43">
            <text:p>0406 <text:s/>1046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6T10:46:50.43">
            <text:p>0406 <text:s/>1046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4" table:formula="of:=NOW()" office:value-type="date" office:date-value="2021-04-06T10:46:50.44">
            <text:p>0406 <text:s/>104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7" office:value-type="string">
            <text:p>#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6T10:46:50.44">
            <text:p>0406 <text:s/>104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6T10:46:50.44">
            <text:p>0406 <text:s/>104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6T10:46:50.44">
            <text:p>0406 <text:s/>104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7" table:number-columns-repeated="5"/>
          <table:table-cell table:style-name="ce4" table:formula="of:=NOW()" office:value-type="date" office:date-value="2021-04-06T10:46:50.44">
            <text:p>0406 <text:s/>104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style-name="ce20" table:formula="of:=NOW()" office:value-type="date" office:date-value="2021-04-06T10:46:50.41">
            <text:p>0406 <text:s/>1046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table:style-name="ce4" table:formula="of:=NOW()" office:value-type="date" office:date-value="2021-04-06T10:46:50.44">
            <text:p>0406 <text:s/>104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9" table:default-cell-style-name="ce1"/>
        <table:table-column table:style-name="co31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4-06T10:46:50.54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50.54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50.55">
            <text:p>0406 <text:s/>1046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4-06T10:46:50.55">
            <text:p>0406 <text:s/>1046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6T10:46:50.55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6T10:46:50.55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5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4-06T10:46:50.55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4-06T10:46:50.55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50.56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50.56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50.56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4-06T10:46:50.56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6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6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6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7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4-06T10:46:50.57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7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7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4-06T10:46:50.57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7">
            <text:p>0406 <text:s/>104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8">
            <text:p>0406 <text:s/>104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8">
            <text:p>0406 <text:s/>104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6T10:46:50.58">
            <text:p>0406 <text:s/>104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6T10:46:50.58">
            <text:p>0406 <text:s/>104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6T10:46:50.58">
            <text:p>0406 <text:s/>104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32" table:default-cell-style-name="ce1"/>
        <table:table-column table:style-name="co33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68">
            <text:p>0406 <text:s/>104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68">
            <text:p>0406 <text:s/>104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50.68">
            <text:p>0406 <text:s/>1046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50.68">
            <text:p>0406 <text:s/>104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50.68">
            <text:p>0406 <text:s/>104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6T10:46:50.69">
            <text:p>0406 <text:s/>104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69">
            <text:p>0406 <text:s/>104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69">
            <text:p>0406 <text:s/>104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8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69">
            <text:p>0406 <text:s/>1046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69">
            <text:p>0406 <text:s/>1046</text:p>
          </table:table-cell>
          <table:table-cell table:number-columns-repeated="1014"/>
        </table:table-row>
        <table:table-row table:style-name="ro39">
          <table:table-cell table:style-name="ce6" office:value-type="float" office:value="1">
            <text:p>1</text:p>
          </table:table-cell>
          <table:table-cell table:style-name="ce58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69">
            <text:p>0406 <text:s/>1046</text:p>
          </table:table-cell>
          <table:table-cell table:number-columns-repeated="1014"/>
        </table:table-row>
        <table:table-row table:style-name="ro40">
          <table:table-cell table:style-name="ce6" office:value-type="float" office:value="1">
            <text:p>1</text:p>
          </table:table-cell>
          <table:table-cell table:style-name="ce58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41">
          <table:table-cell table:style-name="ce6" office:value-type="float" office:value="3">
            <text:p>3</text:p>
          </table:table-cell>
          <table:table-cell table:style-name="ce58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42">
          <table:table-cell table:style-name="ce6" office:value-type="float" office:value="2">
            <text:p>2</text:p>
          </table:table-cell>
          <table:table-cell table:style-name="ce58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8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6T10:46:50.7">
            <text:p>0406 <text:s/>1046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4-06T10:46:50.7">
            <text:p>0406 <text:s/>1046</text:p>
          </table:table-cell>
          <table:table-cell table:style-name="ce4" table:formula="of:=NOW()" office:value-type="date" office:date-value="2021-04-06T10:46:50.7">
            <text:p>0406 <text:s/>104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6T10:46:50.7">
            <text:p>0406 <text:s/>104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vi.A3:vi.AMJ4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2021/04/06</text:date>, <text:time>10:46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06T10:46:48.26</dc:date>
    <dc:creator>iwabuchi ken</dc:creator>
    <meta:editing-duration>P1DT1H19M23S</meta:editing-duration>
    <meta:editing-cycles>175</meta:editing-cycles>
    <meta:generator>OpenOffice/4.1.3$Win32 OpenOffice.org_project/413m1$Build-9783</meta:generator>
    <meta:document-statistic meta:table-count="10" meta:cell-count="2394" meta:object-count="0"/>
  </office:meta>
</office:document-meta>
</file>